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080" fo:font-size="9pt" style:font-size-asian="9pt" style:font-size-complex="9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0080" fo:font-size="9pt" style:font-size-asian="9pt" style:font-size-complex="9pt"/>
    </style:style>
    <style:style style:name="P5" style:family="paragraph" style:parent-style-name="Standard">
      <style:text-properties fo:font-size="9pt" style:font-size-asian="9pt" style:font-size-complex="9pt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40015a"/>
    </style:style>
    <style:style style:name="T5" style:family="text">
      <style:text-properties fo:color="#808030"/>
    </style:style>
    <style:style style:name="T6" style:family="text">
      <style:text-properties fo:color="#008c00"/>
    </style:style>
    <style:style style:name="T7" style:family="text">
      <style:text-properties fo:color="#800080"/>
    </style:style>
    <style:style style:name="T8" style:family="text">
      <style:text-properties fo:color="#696969"/>
    </style:style>
    <style:style style:name="T9" style:family="text">
      <style:text-properties fo:color="#603000"/>
    </style:style>
    <style:style style:name="T10" style:family="text">
      <style:text-properties fo:color="#0000e6"/>
    </style:style>
    <style:style style:name="T11" style:family="text">
      <style:text-properties fo:color="#666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undef min</text:span></text:p>
      <text:p text:style-name="P1"><text:span text:style-name="T1">#undef max</text:span></text:p>
      <text:p text:style-name="P1"><text:span text:style-name="T1">#include </text:span><text:span text:style-name="T2">&lt;</text:span><text:span text:style-name="T4">algorithm</text:span><text:span text:style-name="T2">&gt;</text:span></text:p>
      <text:p text:style-name="P3"/>
      <text:p text:style-name="P1"><text:span text:style-name="T3">const</text:span> <text:span text:style-name="T3">int</text:span> trigPin <text:span text:style-name="T5">=</text:span> <text:span text:style-name="T6">32</text:span><text:span text:style-name="T7">;</text:span> <text:s/><text:span text:style-name="T8">//This is Port Pin 3.5 on the MSP432 Launchpad</text:span></text:p>
      <text:p text:style-name="P1"><text:span text:style-name="T3">const</text:span> <text:span text:style-name="T3">int</text:span> echoPin <text:span text:style-name="T5">=</text:span> <text:span text:style-name="T6">33</text:span><text:span text:style-name="T7">;</text:span> <text:span text:style-name="T8">//This is Port Pin 5.1 on the MSP432 Launchpad </text:span></text:p>
      <text:p text:style-name="P3"/>
      <text:p text:style-name="P1">constexpr <text:span text:style-name="T9">size_t</text:span> SAMPLE_IDX <text:span text:style-name="T5">=</text:span> <text:span text:style-name="T6">5</text:span><text:span text:style-name="T7">;</text:span></text:p>
      <text:p text:style-name="P3"/>
      <text:p text:style-name="P1"><text:span text:style-name="T3">void</text:span> setup<text:span text:style-name="T5">()</text:span> <text:span text:style-name="T7">{</text:span></text:p>
      <text:p text:style-name="P1"><text:s text:c="2"/>pinMode<text:span text:style-name="T5">(</text:span>trigPin<text:span text:style-name="T5">,</text:span> OUTPUT<text:span text:style-name="T5">)</text:span><text:span text:style-name="T7">;</text:span></text:p>
      <text:p text:style-name="P1"><text:s text:c="2"/>pinMode<text:span text:style-name="T5">(</text:span>echoPin<text:span text:style-name="T5">,</text:span> INPUT<text:span text:style-name="T5">)</text:span><text:span text:style-name="T7">;</text:span> <text:s text:c="5"/></text:p>
      <text:p text:style-name="P1"><text:s text:c="3"/></text:p>
      <text:p text:style-name="P1"><text:s text:c="2"/>Serial<text:span text:style-name="T5">.</text:span>begin<text:span text:style-name="T5">(</text:span><text:span text:style-name="T6">9600</text:span><text:span text:style-name="T5">)</text:span><text:span text:style-name="T7">;</text:span></text:p>
      <text:p text:style-name="P1"><text:s text:c="2"/>Serial<text:span text:style-name="T5">.</text:span>println<text:span text:style-name="T5">(</text:span><text:span text:style-name="T2">"</text:span><text:span text:style-name="T10">HC-SR04 Testing...</text:span><text:span text:style-name="T2">"</text:span><text:span text:style-name="T5">)</text:span><text:span text:style-name="T7">;</text:span> <text:s/></text:p>
      <text:p text:style-name="P2">}</text:p>
      <text:p text:style-name="P3"/>
      <text:p text:style-name="P1"><text:span text:style-name="T3">long</text:span> get_sonar_val<text:span text:style-name="T5">()</text:span> <text:span text:style-name="T7">{</text:span></text:p>
      <text:p text:style-name="P1"><text:s text:c="2"/><text:span text:style-name="T3">long</text:span> samples<text:span text:style-name="T5">[</text:span>SAMPLE_IDX<text:span text:style-name="T5">]</text:span><text:span text:style-name="T7">;</text:span></text:p>
      <text:p text:style-name="P1"><text:s text:c="2"/><text:span text:style-name="T3">long</text:span> centimeters<text:span text:style-name="T7">;</text:span></text:p>
      <text:p text:style-name="P1"><text:s text:c="2"/></text:p>
      <text:p text:style-name="P1"><text:s text:c="2"/><text:span text:style-name="T3">for</text:span> <text:span text:style-name="T5">(</text:span><text:span text:style-name="T3">int</text:span> i <text:span text:style-name="T5">=</text:span> <text:span text:style-name="T6">0</text:span><text:span text:style-name="T7">;</text:span> i <text:span text:style-name="T5">&lt;</text:span> SAMPLE_IDX<text:span text:style-name="T7">;</text:span> <text:span text:style-name="T5">++</text:span>i<text:span text:style-name="T5">)</text:span> <text:span text:style-name="T7">{</text:span></text:p>
      <text:p text:style-name="P1"><text:s text:c="4"/>digitalWrite<text:span text:style-name="T5">(</text:span>trigPin<text:span text:style-name="T5">,</text:span> LOW<text:span text:style-name="T5">)</text:span><text:span text:style-name="T7">;</text:span> <text:s text:c="11"/><text:span text:style-name="T8">// send low to get a clean pulse</text:span></text:p>
      <text:p text:style-name="P1"><text:s text:c="4"/>delayMicroseconds<text:span text:style-name="T5">(</text:span><text:span text:style-name="T6">5</text:span><text:span text:style-name="T5">)</text:span><text:span text:style-name="T7">;</text:span> <text:s text:c="17"/><text:span text:style-name="T8">// let it settle</text:span></text:p>
      <text:p text:style-name="P1"><text:s text:c="4"/>digitalWrite<text:span text:style-name="T5">(</text:span>trigPin<text:span text:style-name="T5">,</text:span> HIGH<text:span text:style-name="T5">)</text:span><text:span text:style-name="T7">;</text:span> <text:s text:c="10"/><text:span text:style-name="T8">// send high to trigger device</text:span></text:p>
      <text:p text:style-name="P1"><text:s text:c="4"/>delayMicroseconds<text:span text:style-name="T5">(</text:span><text:span text:style-name="T6">10</text:span><text:span text:style-name="T5">)</text:span><text:span text:style-name="T7">;</text:span> <text:s text:c="16"/><text:span text:style-name="T8">// let it settle</text:span></text:p>
      <text:p text:style-name="P3"/>
      <text:p text:style-name="P1"><text:s text:c="4"/>samples<text:span text:style-name="T5">[</text:span>i<text:span text:style-name="T5">]</text:span> <text:span text:style-name="T5">=</text:span> pulseIn<text:span text:style-name="T5">(</text:span>echoPin<text:span text:style-name="T5">,</text:span> HIGH<text:span text:style-name="T5">)</text:span><text:span text:style-name="T7">;</text:span></text:p>
      <text:p text:style-name="P1"><text:s text:c="6"/></text:p>
      <text:p text:style-name="P1"><text:s text:c="4"/>centimeters <text:span text:style-name="T5">=</text:span> samples<text:span text:style-name="T5">[</text:span>i<text:span text:style-name="T5">]</text:span> <text:span text:style-name="T5">/</text:span> <text:span text:style-name="T6">58</text:span><text:span text:style-name="T7">;</text:span> <text:s/></text:p>
      <text:p text:style-name="P1"><text:s text:c="2"/></text:p>
      <text:p text:style-name="P1"><text:s text:c="4"/>Serial<text:span text:style-name="T5">.</text:span>print<text:span text:style-name="T5">(</text:span><text:span text:style-name="T2">"</text:span><text:span text:style-name="T10">Distance = </text:span><text:span text:style-name="T2">"</text:span><text:span text:style-name="T5">)</text:span><text:span text:style-name="T7">;</text:span></text:p>
      <text:p text:style-name="P1"><text:s text:c="4"/>Serial<text:span text:style-name="T5">.</text:span>print<text:span text:style-name="T5">(</text:span><text:span text:style-name="T2">"</text:span><text:span text:style-name="T10"> <text:s text:c="6"/></text:span><text:span text:style-name="T2">"</text:span><text:span text:style-name="T5">)</text:span><text:span text:style-name="T7">;</text:span></text:p>
      <text:p text:style-name="P1"><text:s text:c="4"/>Serial<text:span text:style-name="T5">.</text:span>print<text:span text:style-name="T5">(</text:span>centimeters<text:span text:style-name="T5">)</text:span><text:span text:style-name="T7">;</text:span></text:p>
      <text:p text:style-name="P1"><text:s text:c="4"/>Serial<text:span text:style-name="T5">.</text:span>println<text:span text:style-name="T5">(</text:span><text:span text:style-name="T2">"</text:span><text:span text:style-name="T10"> centimeters</text:span><text:span text:style-name="T2">"</text:span><text:span text:style-name="T5">)</text:span><text:span text:style-name="T7">;</text:span></text:p>
      <text:p text:style-name="P1"><text:s text:c="4"/></text:p>
      <text:p text:style-name="P1"><text:s text:c="4"/>delay<text:span text:style-name="T5">(</text:span><text:span text:style-name="T6">1000</text:span><text:span text:style-name="T5">)</text:span><text:span text:style-name="T7">;</text:span></text:p>
      <text:p text:style-name="P1"><text:s text:c="2"/><text:span text:style-name="T7">}</text:span></text:p>
      <text:p text:style-name="P3"/>
      <text:p text:style-name="P1"><text:s text:c="2"/><text:span text:style-name="T11">std</text:span><text:span text:style-name="T7">::</text:span><text:span text:style-name="T9">sort</text:span><text:span text:style-name="T5">(</text:span>samples<text:span text:style-name="T5">,</text:span> samples <text:span text:style-name="T5">+</text:span> SAMPLE_IDX<text:span text:style-name="T5">)</text:span><text:span text:style-name="T7">;</text:span></text:p>
      <text:p text:style-name="P3"/>
      <text:p text:style-name="P1"><text:s text:c="2"/><text:span text:style-name="T3">if</text:span> <text:span text:style-name="T5">(</text:span>SAMPLE_IDX <text:span text:style-name="T5">%</text:span> <text:span text:style-name="T6">2</text:span> <text:span text:style-name="T5">==</text:span> <text:span text:style-name="T6">1</text:span><text:span text:style-name="T5">)</text:span> <text:span text:style-name="T7">{</text:span></text:p>
      <text:p text:style-name="P1"><text:s text:c="4"/><text:span text:style-name="T3">return</text:span> samples<text:span text:style-name="T5">[(</text:span>SAMPLE_IDX <text:span text:style-name="T5">/</text:span> <text:span text:style-name="T6">2</text:span><text:span text:style-name="T5">)</text:span> <text:span text:style-name="T5">+</text:span> <text:span text:style-name="T6">1</text:span><text:span text:style-name="T5">]</text:span><text:span text:style-name="T7">;</text:span></text:p>
      <text:p text:style-name="P1"><text:s text:c="2"/><text:span text:style-name="T7">}</text:span> <text:span text:style-name="T3">else</text:span> <text:span text:style-name="T7">{</text:span></text:p>
      <text:p text:style-name="P1"><text:s text:c="4"/><text:span text:style-name="T3">return</text:span> <text:span text:style-name="T5">(</text:span> samples<text:span text:style-name="T5">[(</text:span>SAMPLE_IDX <text:span text:style-name="T5">/</text:span> <text:span text:style-name="T6">2</text:span><text:span text:style-name="T5">)</text:span> <text:span text:style-name="T5">+</text:span> <text:span text:style-name="T6">1</text:span><text:span text:style-name="T5">]</text:span> <text:span text:style-name="T5">+</text:span> samples<text:span text:style-name="T5">[(</text:span>SAMPLE_IDX <text:span text:style-name="T5">/</text:span> <text:span text:style-name="T6">2</text:span><text:span text:style-name="T5">)</text:span> <text:span text:style-name="T5">+</text:span> <text:span text:style-name="T6">1</text:span><text:span text:style-name="T5">]</text:span> <text:span text:style-name="T5">)</text:span> <text:span text:style-name="T5">/</text:span> <text:span text:style-name="T6">2</text:span><text:span text:style-name="T7">;</text:span></text:p>
      <text:p text:style-name="P1"><text:s text:c="2"/><text:span text:style-name="T7">}</text:span></text:p>
      <text:p text:style-name="P2">}</text:p>
      <text:p text:style-name="P3"/>
      <text:p text:style-name="P1"><text:span text:style-name="T3">void</text:span> loop<text:span text:style-name="T5">()</text:span> <text:span text:style-name="T7">{</text:span></text:p>
      <text:p text:style-name="P1"><text:s text:c="2"/><text:span text:style-name="T3">long</text:span> pulseLength<text:span text:style-name="T7">;</text:span> </text:p>
      <text:p text:style-name="P1"><text:s text:c="2"/><text:span text:style-name="T3">long</text:span> inches<text:span text:style-name="T7">;</text:span></text:p>
      <text:p text:style-name="P1"><text:s text:c="2"/><text:span text:style-name="T3">long</text:span> centimeters<text:span text:style-name="T7">;</text:span> </text:p>
      <text:p text:style-name="P1"><text:s text:c="2"/></text:p>
      <text:p text:style-name="P1"><text:s text:c="2"/>pulseLength <text:span text:style-name="T5">=</text:span> get_sonar_val<text:span text:style-name="T5">()</text:span><text:span text:style-name="T7">;</text:span></text:p>
      <text:p text:style-name="P1"><text:s text:c="2"/>inches <text:span text:style-name="T5">=</text:span> pulseLength <text:span text:style-name="T5">/</text:span> <text:span text:style-name="T6">148</text:span><text:span text:style-name="T7">;</text:span> </text:p>
      <text:p text:style-name="P1"><text:s text:c="2"/>centimeters <text:span text:style-name="T5">=</text:span> pulseLength <text:span text:style-name="T5">/</text:span> <text:span text:style-name="T6">58</text:span><text:span text:style-name="T7">;</text:span> </text:p>
      <text:p text:style-name="P1"><text:s text:c="34"/></text:p>
      <text:p text:style-name="P1"><text:s text:c="2"/>Serial<text:span text:style-name="T5">.</text:span>print<text:span text:style-name="T5">(</text:span><text:span text:style-name="T2">"</text:span><text:span text:style-name="T10">Median distance = </text:span><text:span text:style-name="T2">"</text:span><text:span text:style-name="T5">)</text:span><text:span text:style-name="T7">;</text:span></text:p>
      <text:p text:style-name="P1"><text:s text:c="2"/>Serial<text:span text:style-name="T5">.</text:span>print<text:span text:style-name="T5">(</text:span><text:span text:style-name="T2">"</text:span><text:span text:style-name="T10"> <text:s text:c="6"/></text:span><text:span text:style-name="T2">"</text:span><text:span text:style-name="T5">)</text:span><text:span text:style-name="T7">;</text:span></text:p>
      <text:p text:style-name="P1"><text:s text:c="2"/>Serial<text:span text:style-name="T5">.</text:span>print<text:span text:style-name="T5">(</text:span>centimeters<text:span text:style-name="T5">)</text:span><text:span text:style-name="T7">;</text:span></text:p>
      <text:p text:style-name="P1"><text:s text:c="2"/>Serial<text:span text:style-name="T5">.</text:span>println<text:span text:style-name="T5">(</text:span><text:span text:style-name="T2">"</text:span><text:span text:style-name="T10"> centimeters</text:span><text:span text:style-name="T2">"</text:span><text:span text:style-name="T5">)</text:span><text:span text:style-name="T7">;</text:span></text:p>
      <text:p text:style-name="P1"><text:s text:c="2"/>delay<text:span text:style-name="T5">(</text:span><text:span text:style-name="T6">5000</text:span><text:span text:style-name="T5">)</text:span><text:span text:style-name="T7">;</text:span></text:p>
      <text:p text:style-name="P4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2:19:59.338579576</meta:creation-date>
    <dc:date>2021-02-28T02:20:31.640402882</dc:date>
    <meta:editing-duration>PT33S</meta:editing-duration>
    <meta:editing-cycles>1</meta:editing-cycles>
    <meta:document-statistic meta:table-count="0" meta:image-count="0" meta:object-count="0" meta:page-count="1" meta:paragraph-count="55" meta:word-count="185" meta:character-count="1506" meta:non-whitespace-character-count="1136"/>
    <meta:generator>LibreOffice/6.4.6.2$Linux_X86_64 LibreOffice_project/40$Build-2</meta:generator>
  </office:meta>
</office:document-meta>
</file>